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3" style:parent-style-name="Author" style:family="paragraph">
      <style:text-properties fo:font-size="14pt" style:font-size-asian="14pt" style:font-size-complex="14pt"/>
    </style:style>
    <style:style style:name="P4" style:parent-style-name="Date" style:family="paragraph">
      <style:text-properties fo:font-size="14pt" style:font-size-asian="14pt" style:font-size-complex="14pt"/>
    </style:style>
    <style:style style:name="T5" style:parent-style-name="DefaultParagraphFont" style:family="text">
      <style:text-properties fo:color="#FF0000"/>
    </style:style>
    <style:style style:name="T6" style:parent-style-name="DefaultParagraphFont" style:family="text">
      <style:text-properties fo:color="#FF0000"/>
    </style:style>
    <style:style style:name="P7" style:parent-style-name="Firstparagraph" style:family="paragraph">
      <style:text-properties fo:color="#FF0000"/>
    </style:style>
    <style:style style:name="P8" style:parent-style-name="Textbody" style:family="paragraph">
      <style:text-properties fo:color="#FF0000"/>
    </style:style>
    <style:style style:name="P9" style:parent-style-name="Firstparagraph" style:family="paragraph">
      <style:text-properties fo:color="#FF0000"/>
    </style:style>
    <style:style style:name="P10" style:parent-style-name="Textbody" style:family="paragraph">
      <style:text-properties fo:color="#FF0000"/>
    </style:style>
    <style:style style:name="P11" style:parent-style-name="Firstparagraph" style:family="paragraph">
      <style:text-properties fo:color="#FF0000"/>
    </style:style>
    <style:style style:name="P12" style:parent-style-name="Textbody" style:family="paragraph">
      <style:text-properties fo:color="#FF0000"/>
    </style:style>
    <style:style style:name="P13" style:parent-style-name="Textbody" style:family="paragraph">
      <style:text-properties fo:color="#FF0000"/>
    </style:style>
    <style:style style:name="T14" style:parent-style-name="DefaultParagraphFont" style:family="text">
      <style:text-properties fo:color="#FF0000"/>
    </style:style>
  </office:automatic-styles>
  <office:body>
    <office:text text:use-soft-page-breaks="true">
      <text:p text:style-name="P1">Report for LAB<text:s/>2</text:p>
      <text:p text:style-name="P3">SHANTANU MOTIANI</text:p>
      <text:p text:style-name="P4">Deadline:<text:s/>18<text:s/>November 23:59</text:p>
      <text:h text:style-name="Heading1" text:outline-level="1"><text:bookmark-start text:name="task-description"/>Task description<text:bookmark-end text:name="task-description"/></text:h>
      <text:p text:style-name="Firstparagraph"><text:span text:style-name="T5">Here you should describe the task that the program should solve. Write this in your own words, do not just copy the assignment tex</text:span><text:span text:style-name="T6">t.<text:s/></text:span></text:p>
      <text:h text:style-name="Heading1" text:outline-level="1"><text:bookmark-start text:name="structures-and-algorithms"/>Structures and<text:s/>Algorithms<text:bookmark-end text:name="structures-and-algorithms"/></text:h>
      <text:p text:style-name="P7">Explain which data structures you used, and why.</text:p>
      <text:p text:style-name="P8">Also explain how you structured your program into separate functions.</text:p>
      <text:h text:style-name="Heading1" text:outline-level="1"><text:bookmark-start text:name="evaluation-of-the-program"/>Evaluation of the program<text:bookmark-end text:name="evaluation-of-the-program"/></text:h>
      <text:p text:style-name="P9">Explain how you tested your program.</text:p>
      <text:p text:style-name="P10">Which problems/bugs did the first versions of your program have, how did you fix them?</text:p>
      <text:h text:style-name="Heading1" text:outline-level="1"><text:bookmark-start text:name="conclusion-and-self-reflection"/>Conclusion and Self-Reflection<text:bookmark-end text:name="conclusion-and-self-reflection"/></text:h>
      <text:p text:style-name="P11">Please write:</text:p>
      <text:p text:style-name="P12">- What did you learn with this assignment?</text:p>
      <text:p text:style-name="P13">- What was easy / what was the most difficult?</text:p>
      <text:p text:style-name="Textbody"><text:span text:style-name="T14">- What else would you like to learn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Author" style:display-name="Author" style:family="paragraph" style:parent-style-name="Standard">
      <style:paragraph-properties fo:text-align="center"/>
      <style:text-properties fo:hyphenate="false"/>
    </style:style>
    <style:style style:name="Date" style:display-name="Date" style:family="paragraph" style:parent-style-name="Standard">
      <style:paragraph-properties fo:text-align="center"/>
      <style:text-properties fo:hyphenate="false"/>
    </style:style>
    <style:style style:name="Abstract" style:display-name="Abstract" style:family="paragraph" style:parent-style-name="Standard">
      <style:paragraph-properties fo:margin-top="0.1in" fo:margin-bottom="0.1in" fo:margin-left="0.3937in" fo:margin-right="0.3937in">
        <style:tab-stops/>
      </style:paragraph-properties>
      <style:text-properties fo:hyphenate="false"/>
    </style: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597in" fo:margin-bottom="0.0597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Table" style:display-name="Table" style:family="paragraph" style:parent-style-name="Caption">
      <style:text-properties fo:hyphenate="false"/>
    </style:style>
    <style:style style:name="FigureCaption" style:display-name="FigureCaption" style:family="paragraph" style:parent-style-name="Caption">
      <style:text-properties fo:hyphenate="false"/>
    </style:style>
    <style:style style:name="Figure" style:display-name="Figure" style:family="paragraph" style:parent-style-name="Standard">
      <style:paragraph-properties text:number-lines="false"/>
      <style:text-properties fo:hyphenate="false"/>
    </style:style>
    <style:style style:name="FigureWithCaption" style:display-name="FigureWithCaption" style:family="paragraph" style:parent-style-name="Figure">
      <style:paragraph-properties fo:keep-with-next="always"/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top="0.1in" fo:margin-bottom="0.1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Source_Text" style:display-name="Source_Tex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DefinitionTerm" style:display-name="Definition Term" style:family="paragraph" style:parent-style-name="Standard" style:next-style-name="DefinitionDefinition">
      <style:paragraph-properties fo:margin-top="0.0597in" fo:margin-bottom="0.0597in"/>
      <style:text-properties fo:hyphenate="false"/>
    </style:style>
    <style:style style:name="DefinitionDefinition" style:display-name="Definition Definition" style:family="paragraph" style:parent-style-name="Standard" style:next-style-name="Textbody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margin-left="0.0298in" fo:margin-right="0.0298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DefinitionTermTight" style:display-name="Definition Term Tight" style:family="paragraph" style:parent-style-name="Standard" style:next-style-name="DefinitionDefinitionTight">
      <style:paragraph-properties fo:margin-top="0.0798in" fo:margin-bottom="0.0798in"/>
      <style:text-properties fo:hyphenate="false"/>
    </style:style>
    <style:style style:name="DefinitionDefinitionTight" style:display-name="Definition Definition Tigh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irstparagraph" style:display-name="First paragraph" style:family="paragraph" style:parent-style-name="Textbody" style:next-style-name="Textbody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trikeout" style:display-name="Strikeou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Superscript" style:display-name="Superscript" style:family="text">
      <style:text-properties style:text-position="super 66.6%"/>
    </style:style>
    <style:style style:name="Subscript" style:display-name="Subscript" style:family="text">
      <style:text-properties style:text-position="sub 66.6%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Definition" style:display-name="Definition" style:family="text"/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44in" text:min-label-width="1.1812in" text:list-level-position-and-space-mode="label-alignment">
          <style:list-level-label-alignment text:label-followed-by="listtab" fo:margin-left="4.7256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tar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tar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Star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Star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Star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Star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Star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Star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StarSymbol"/>
      </text:list-level-style-bullet>
    </text:list-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9LVL1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StarSymbol"/>
    </style:style>
    <style:style style:name="WW_CharLFO9LVL5" style:family="text">
      <style:text-properties style:font-name="Star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Report for LAB 1</dc:title>
    <dc:description/>
    <dc:subject/>
    <meta:initial-creator>PUT YOUR NAME HERE</meta:initial-creator>
    <dc:creator>Shantanu Motiani</dc:creator>
    <meta:creation-date>2022-09-23T09:58:00Z</meta:creation-date>
    <dc:date>2022-11-14T08:25:00Z</dc:date>
    <meta:template xlink:href="Normal" xlink:type="simple"/>
    <meta:editing-cycles>4</meta:editing-cycles>
    <meta:editing-duration>PT0S</meta:editing-duration>
    <meta:user-defined meta:name="date">Deadline: 7 October 23:59</meta:user-defined>
    <meta:document-statistic meta:page-count="1" meta:paragraph-count="1" meta:word-count="101" meta:character-count="679" meta:row-count="4" meta:non-whitespace-character-count="579"/>
  </office:meta>
</office:document-meta>
</file>